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89280" officeooo:paragraph-rsid="00189280"/>
    </style:style>
    <style:style style:name="P2" style:family="paragraph" style:parent-style-name="Standard">
      <style:text-properties style:font-name="Liberation Sans" fo:font-size="14pt" fo:font-weight="bold" officeooo:rsid="00189280" officeooo:paragraph-rsid="0018928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nsolas" officeooo:rsid="00189280" officeooo:paragraph-rsid="00189280"/>
    </style:style>
    <style:style style:name="P4" style:family="paragraph" style:parent-style-name="Standard">
      <style:text-properties style:font-name="Consolas" officeooo:rsid="00189280" officeooo:paragraph-rsid="001955ac"/>
    </style:style>
    <style:style style:name="P5" style:family="paragraph" style:parent-style-name="Standard">
      <style:text-properties style:font-name="Consolas" officeooo:rsid="001955ac" officeooo:paragraph-rsid="001955ac"/>
    </style:style>
    <style:style style:name="P6" style:family="paragraph" style:parent-style-name="Standard">
      <style:text-properties officeooo:paragraph-rsid="001955ac"/>
    </style:style>
    <style:style style:name="P7" style:family="paragraph" style:parent-style-name="Standard" style:master-page-name="">
      <style:paragraph-properties style:page-number="auto" fo:padding="0.049cm" fo:border-left="none" fo:border-right="none" fo:border-top="none" fo:border-bottom="0.06pt solid #000000"/>
      <style:text-properties style:font-name="Consolas" officeooo:rsid="00189280" officeooo:paragraph-rsid="00189280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onsolas" officeooo:rsid="00189280" officeooo:paragraph-rsid="00189280"/>
    </style:style>
    <style:style style:name="P9" style:family="paragraph" style:parent-style-name="Standard">
      <style:text-properties officeooo:paragraph-rsid="00189280"/>
    </style:style>
    <style:style style:name="T1" style:family="text">
      <style:text-properties style:font-name="Consolas" officeooo:rsid="001955ac"/>
    </style:style>
    <style:style style:name="T2" style:family="text">
      <style:text-properties style:font-name="Consolas" officeooo:rsid="00189280"/>
    </style:style>
    <style:style style:name="T3" style:family="text">
      <style:text-properties style:font-name="Consolas" officeooo:rsid="001c2e30"/>
    </style:style>
    <style:style style:name="T4" style:family="text">
      <style:text-properties style:font-name="Consolas" officeooo:rsid="001c32d1"/>
    </style:style>
    <style:style style:name="T5" style:family="text">
      <style:text-properties style:font-name="Consolas" officeooo:rsid="001d9f0d"/>
    </style:style>
    <style:style style:name="T6" style:family="text">
      <style:text-properties style:font-name="Consolas" officeooo:rsid="001e7096"/>
    </style:style>
    <style:style style:name="T7" style:family="text">
      <style:text-properties officeooo:rsid="001c2e30"/>
    </style:style>
    <style:style style:name="T8" style:family="text">
      <style:text-properties officeooo:rsid="001c32d1"/>
    </style:style>
    <style:style style:name="T9" style:family="text">
      <style:text-properties officeooo:rsid="001d9f0d"/>
    </style:style>
    <style:style style:name="T10" style:family="text">
      <style:text-properties officeooo:rsid="001e7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age</text:p>
      <text:p text:style-name="P1"/>
      <text:p text:style-name="P9"><text:span text:style-name="T2">Click on the '</text:span><text:span text:style-name="T3">i' a</text:span><text:span text:style-name="T6">t</text:span><text:span text:style-name="T3"> the bottom </text:span><text:span text:style-name="T6">t</text:span><text:span text:style-name="T2">o toogle this screen.</text:span></text:p>
      <text:p text:style-name="P3"/>
      <text:p text:style-name="P9"><text:span text:style-name="T2">Click on the sun/moon to change the U</text:span><text:span text:style-name="T5">I</text:span><text:span text:style-name="T4"> shade</text:span><text:span text:style-name="T2">.</text:span></text:p>
      <text:p text:style-name="P3"/>
      <text:p text:style-name="P6"><text:span text:style-name="T2">Click on the bar at the bottom to jump to a</text:span><text:span text:style-name="T1">n</text:span><text:span text:style-name="T2"> i</text:span><text:span text:style-name="T1">mage </text:span><text:span text:style-name="T2">in the</text:span></text:p>
      <text:p text:style-name="P4">folder or hold and drag to scrub through the images in the</text:p>
      <text:p text:style-name="P4">folder.</text:p>
      <text:p text:style-name="P7"/>
      <text:p text:style-name="P3"/>
      <text:p text:style-name="P8">Quit Emulsion<text:tab/><text:tab/><text:tab/><text:tab/>Esc</text:p>
      <text:p text:style-name="P3"/>
      <text:p text:style-name="P3">Previous Image<text:tab/><text:tab/><text:tab/><text:tab/>A or 🡸</text:p>
      <text:p text:style-name="P3">Next Image<text:tab/><text:tab/><text:tab/><text:tab/><text:tab/>D or 🡺</text:p>
      <text:p text:style-name="P3"/>
      <text:p text:style-name="P5">Zoom In<text:tab/><text:tab/><text:tab/><text:tab/><text:tab/>Mouse Wheel Up</text:p>
      <text:p text:style-name="P5">Zoom Out<text:tab/><text:tab/><text:tab/><text:tab/><text:tab/>Mouse Wheel Down</text:p>
      <text:p text:style-name="P5"/>
      <text:p text:style-name="P5">Fit Image To Window<text:tab/><text:tab/><text:tab/>F</text:p>
      <text:p text:style-name="P5">Show At Orignial Scale<text:tab/><text:tab/>Q</text:p>
      <text:p text:style-name="P5"/>
      <text:p text:style-name="P5">Presentation Playback<text:tab/><text:tab/><text:tab/>P</text:p>
      <text:p text:style-name="P5">Shuffled Presentation Playback<text:tab/>Alt+P</text:p>
      <text:p text:style-name="P5">Animation Playback<text:tab/><text:tab/><text:tab/>Alt+A or Alt+V</text:p>
      <text:p text:style-name="P3"/>
      <text:p text:style-name="P5">Pan Camera<text:tab/><text:tab/><text:tab/><text:tab/><text:tab/>Right Mouse Button or Space</text:p>
      <text:p text:style-name="P5">Full-Screen Mode<text:tab/><text:tab/><text:tab/><text:tab/>Double Clic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8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56:12.781000000</meta:creation-date>
    <dc:date>2020-04-19T22:36:56.310000000</dc:date>
    <meta:editing-duration>PT23M59S</meta:editing-duration>
    <meta:editing-cycles>6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8" meta:word-count="104" meta:character-count="563" meta:non-whitespace-character-count="445"/>
  </office:meta>
</office:document-meta>
</file>